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4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r5" style:family="presentation" style:parent-style-name="Focus3-title" style:list-style-name="L1">
      <style:graphic-properties draw:auto-grow-height="true" fo:min-height="2.5cm"/>
      <style:paragraph-properties style:writing-mode="lr-tb"/>
    </style:style>
    <style:style style:name="P1" style:family="paragraph">
      <style:paragraph-properties fo:text-align="justify"/>
      <style:text-properties fo:font-size="18pt"/>
    </style:style>
    <style:style style:name="P2" style:family="paragraph">
      <loext:graphic-properties draw:fill="none"/>
      <style:paragraph-properties fo:text-align="justify"/>
      <style:text-properties fo:font-size="18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text-underline-style="solid" style:text-underline-width="auto" style:text-underline-color="font-color" fo:font-weight="bold"/>
    </style:style>
    <style:style style:name="P6" style:family="paragraph"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32pt" style:text-underline-style="solid" style:text-underline-width="auto" style:text-underline-color="font-color" fo:font-weight="bold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" style:family="text">
      <style:text-properties style:text-underline-style="solid" style:text-underline-width="auto" style:text-underline-color="font-color" fo:font-weight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draw:style-name="gr1" draw:text-style-name="P2" draw:layer="layout" svg:width="19.5cm" svg:height="6cm" svg:x="4cm" svg:y="4.5cm">
          <draw:text-box>
            <text:list text:style-name="L1">
              <text:list-item>
                <text:p text:style-name="P1"><text:s/>Project deployed to custom Netlify URL</text:p>
                <text:p text:style-name="P1"/>
              </text:list-item>
              <text:list-item>
                <text:p text:style-name="P1"><text:s/>Custom favicon added</text:p>
                <text:p text:style-name="P1"/>
              </text:list-item>
              <text:list-item>
                <text:p text:style-name="P1"><text:s/>Meta tag integration</text:p>
                <text:p text:style-name="P1"/>
              </text:list-item>
              <text:list-item>
                <text:p text:style-name="P1"><text:s/>Absolute URL values for images</text:p>
              </text:list-item>
            </text:list>
          </draw:text-box>
        </draw:frame>
        <draw:frame presentation:style-name="pr1" draw:text-style-name="P3" draw:layer="layout" svg:width="24cm" svg:height="2.5cm" svg:x="1.5cm" svg:y="1cm" presentation:class="title" presentation:user-transformed="true">
          <draw:text-box>
            <text:p text:style-name="P3"><text:span text:style-name="T1">Setup &amp; Deployment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1" draw:text-style-name="P5" draw:layer="layout" svg:width="24cm" svg:height="2.5cm" svg:x="2cm" svg:y="1cm" presentation:class="title" presentation:user-transformed="true">
          <draw:text-box>
            <text:p text:style-name="P5">UX/UI:</text:p>
          </draw:text-box>
        </draw:frame>
        <draw:frame draw:style-name="gr1" draw:text-style-name="P7" draw:layer="layout" svg:width="20.5cm" svg:height="11.305cm" svg:x="6cm" svg:y="3.5cm">
          <draw:text-box>
            <text:list text:style-name="L1">
              <text:list-item>
                <text:p text:style-name="P6">Displays available shows with titles</text:p>
                <text:p text:style-name="P6"/>
              </text:list-item>
              <text:list-item>
                <text:p text:style-name="P6">Sorting shows alphabetically by default</text:p>
                <text:p text:style-name="P6"/>
              </text:list-item>
              <text:list-item>
                <text:p text:style-name="P6">Preview image for each show</text:p>
                <text:p text:style-name="P6"/>
              </text:list-item>
              <text:list-item>
                <text:p text:style-name="P6">User can toggle between seasons</text:p>
                <text:p text:style-name="P6"/>
              </text:list-item>
              <text:list-item>
                <text:p text:style-name="P6">Genre titles shown for each show</text:p>
                <text:p text:style-name="P6"/>
              </text:list-item>
              <text:list-item>
                <text:p text:style-name="P6">Shows last updated date displayed</text:p>
                <text:p text:style-name="P6"/>
              </text:list-item>
              <text:list-item>
                <text:p text:style-name="P6">Display number of seasons and episodes</text:p>
                <text:p text:style-name="P6"/>
              </text:list-item>
              <text:list-item>
                <text:p text:style-name="P6">Human-readable updated d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1" draw:text-style-name="P5" draw:layer="layout" svg:width="24cm" svg:height="2.5cm" svg:x="2cm" svg:y="1cm" presentation:class="title" presentation:user-transformed="true">
          <draw:text-box>
            <text:p text:style-name="P5">UX/UI:</text:p>
          </draw:text-box>
        </draw:frame>
        <draw:frame draw:style-name="gr1" draw:text-style-name="P9" draw:layer="layout" svg:width="21.859cm" svg:height="8.357cm" svg:x="3.141cm" svg:y="3.665cm">
          <draw:text-box>
            <text:list text:style-name="L1">
              <text:list-header>
                <text:p/>
              </text:list-header>
              <text:list-item>
                <text:p>User sees what genres a show is associated with when browsing.</text:p>
                <text:p/>
              </text:list-item>
              <text:list-item>
                <text:p>User sees a preview image of seasons for a specific show.</text:p>
                <text:p/>
              </text:list-item>
              <text:list-item>
                <text:p>User sees the number of episodes as a number for a season.</text:p>
                <text:p/>
              </text:list-item>
              <text:list-item>
                <text:p>User is able to go back to a show view from a season-specific view.</text:p>
                <text:p/>
              </text:list-item>
              <text:list-item>
                <text:p>User can filter shows by gen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1" draw:text-style-name="P9" draw:layer="layout" svg:width="20.5cm" svg:height="9.361cm" svg:x="3.5cm" svg:y="4.639cm">
          <draw:text-box>
            <text:list text:style-name="L1">
              <text:list-header>
                <text:p/>
              </text:list-header>
              <text:list-item>
                <text:p>Audio player is always visible so that user can listen to episodes while browsing.</text:p>
                <text:p/>
              </text:list-item>
              <text:list-item>
                <text:p>Audio player must show listening progress.</text:p>
                <text:p/>
              </text:list-item>
              <text:list-item>
                <text:p>User receives a notification that confirms they want to close the page when audio is playing.</text:p>
              </text:list-item>
            </text:list>
          </draw:text-box>
        </draw:frame>
        <draw:frame draw:style-name="gr1" draw:text-style-name="P11" draw:layer="layout" svg:width="15cm" svg:height="0.987cm" svg:x="7.5cm" svg:y="2.013cm">
          <draw:text-box>
            <text:p text:style-name="P10"><text:span text:style-name="T2">Audio Experienc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text-style-name="P12" draw:layer="layout" svg:width="24cm" svg:height="2.5cm" svg:x="2cm" svg:y="1cm" presentation:class="title" presentation:user-transformed="true">
          <draw:text-box>
            <text:list text:style-name="L1">
              <text:list-header>
                <text:p text:style-name="P12"><text:span text:style-name="T3">Data Handling:</text:span></text:p>
              </text:list-header>
            </text:list>
          </draw:text-box>
        </draw:frame>
        <draw:frame draw:style-name="gr1" draw:text-style-name="P7" draw:layer="layout" svg:width="23.5cm" svg:height="9.5cm" svg:x="2cm" svg:y="3.5cm">
          <draw:text-box>
            <text:list text:style-name="L1">
              <text:list-header>
                <text:p text:style-name="P6"><text:span text:style-name="T4"/></text:p>
              </text:list-header>
              <text:list-item>
                <text:p text:style-name="P6"><text:span text:style-name="T4">All show data loaded via a fetch call from the API.</text:span></text:p>
                <text:p text:style-name="P6"><text:span text:style-name="T4"/></text:p>
              </text:list-item>
              <text:list-item>
                <text:p text:style-name="P6"><text:span text:style-name="T4">When viewing a specific show, data is loaded via fetch from individual show endpoint.</text:span></text:p>
                <text:p text:style-name="P6"><text:span text:style-name="T4"/></text:p>
              </text:list-item>
              <text:list-item>
                <text:p text:style-name="P6"><text:span text:style-name="T4">There is a loading state while initial data is being loaded.</text:span></text:p>
                <text:p text:style-name="P6"><text:span text:style-name="T4"/></text:p>
              </text:list-item>
              <text:list-item>
                <text:p text:style-name="P6"><text:span text:style-name="T4">There is a loading state while new data is being loaded.</text:span></text:p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2" draw:layer="layout" svg:width="24cm" svg:height="2.5cm" svg:x="2cm" svg:y="1cm" presentation:class="title" presentation:user-transformed="true">
          <draw:text-box>
            <text:list text:style-name="L1">
              <text:list-header>
                <text:p text:style-name="P12"><text:span text:style-name="T3">Data Handling:</text:span></text:p>
              </text:list-header>
            </text:list>
          </draw:text-box>
        </draw:frame>
        <draw:frame draw:style-name="gr1" draw:text-style-name="P7" draw:layer="layout" svg:width="22.5cm" svg:height="11cm" svg:x="3cm" svg:y="3.5cm">
          <draw:text-box>
            <text:list text:style-name="L1">
              <text:list-header>
                <text:p text:style-name="P6"><text:span text:style-name="T4"/></text:p>
              </text:list-header>
              <text:list-item>
                <text:p text:style-name="P13"><text:span text:style-name="T4">App remembers and shows what episodes user listened to all the way through.</text:span></text:p>
                <text:p text:style-name="P13"><text:span text:style-name="T4"/></text:p>
              </text:list-item>
              <text:list-item>
                <text:p text:style-name="P13"><text:span text:style-name="T4">Favourites must be persisted in localStorage.</text:span></text:p>
                <text:p text:style-name="P13"><text:span text:style-name="T4"/></text:p>
              </text:list-item>
              <text:list-item>
                <text:p text:style-name="P13"><text:span text:style-name="T4">User has the option to "reset" all their progress, effectively removing their entire listening history.</text:span></text:p>
                <text:p text:style-name="P6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5" draw:text-style-name="P12" draw:layer="layout" svg:width="24cm" svg:height="2.635cm" svg:x="2cm" svg:y="0.933cm" presentation:class="title" presentation:user-transformed="true">
          <draw:text-box>
            <text:list text:style-name="L1">
              <text:list-header>
                <text:p text:style-name="P12"><text:span text:style-name="T3">UI/UX and Data Handling (Combined)</text:span></text:p>
              </text:list-header>
            </text:list>
          </draw:text-box>
        </draw:frame>
        <draw:frame draw:style-name="gr1" draw:text-style-name="P9" draw:layer="layout" svg:width="28.167cm" svg:height="6.883cm" svg:x="0.833cm" svg:y="4.617cm">
          <draw:text-box>
            <text:list text:style-name="L1">
              <text:list-header>
                <text:p/>
              </text:list-header>
              <text:list-item>
                <text:p>User is able to arrange lists of shows based on title from A-Z.</text:p>
                <text:p/>
              </text:list-item>
              <text:list-item>
                <text:p>User is able to arrange lists of shows based on title from Z-A.</text:p>
                <text:p/>
              </text:list-item>
              <text:list-item>
                <text:p>User is able to arrange list showing the most recently updated (newly updated shows).</text:p>
                <text:p/>
              </text:list-item>
              <text:list-item>
                <text:p>User is able to arrange list of shows from least recently updated (oldest updated shows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square" draw:cx="50%" draw:cy="50%" draw:start-color="#b2b2b2" draw:end-color="#eeeeee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paragraph-properties fo:margin-left="0cm" fo:margin-right="0cm" fo:margin-top="0cm" fo:margin-bottom="0.075cm" fo:text-indent="0cm"/>
      <style:text-properties fo:font-size="6pt" style:font-size-asian="6pt" style:font-size-complex="6pt"/>
    </style:style>
    <style:style style:name="Focus-outline7" style:family="presentation" style:parent-style-name="Focus-outline6">
      <style:paragraph-properties fo:margin-left="0cm" fo:margin-right="0cm" fo:margin-top="0cm" fo:margin-bottom="0.075cm" fo:text-indent="0cm"/>
      <style:text-properties fo:font-size="6pt"/>
    </style:style>
    <style:style style:name="Focus-outline8" style:family="presentation" style:parent-style-name="Focus-outline7">
      <style:paragraph-properties fo:margin-left="0cm" fo:margin-right="0cm" fo:margin-top="0cm" fo:margin-bottom="0.075cm" fo:text-indent="0cm"/>
      <style:text-properties fo:font-size="6pt"/>
    </style:style>
    <style:style style:name="Focus-outline9" style:family="presentation" style:parent-style-name="Focus-outline8">
      <style:paragraph-properties fo:margin-left="0cm" fo:margin-right="0cm" fo:margin-top="0cm" fo:margin-bottom="0.075cm" fo:text-indent="0cm"/>
      <style:text-properties fo:font-size="6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  <style:text-properties fo:font-size="10pt"/>
    </style:style>
    <style:style style:name="Focus1-outline6" style:family="presentation" style:parent-style-name="Focus1-outline5">
      <style:paragraph-properties fo:margin-left="0cm" fo:margin-right="0cm" fo:margin-top="0cm" fo:margin-bottom="0.074cm" fo:text-indent="0cm"/>
      <style:text-properties fo:font-size="10pt"/>
    </style:style>
    <style:style style:name="Focus1-outline7" style:family="presentation" style:parent-style-name="Focus1-outline6">
      <style:paragraph-properties fo:margin-left="0cm" fo:margin-right="0cm" fo:margin-top="0cm" fo:margin-bottom="0.074cm" fo:text-indent="0cm"/>
      <style:text-properties fo:font-size="10pt"/>
    </style:style>
    <style:style style:name="Focus1-outline8" style:family="presentation" style:parent-style-name="Focus1-outline7">
      <style:paragraph-properties fo:margin-left="0cm" fo:margin-right="0cm" fo:margin-top="0cm" fo:margin-bottom="0.074cm" fo:text-indent="0cm"/>
      <style:text-properties fo:font-size="10pt"/>
    </style:style>
    <style:style style:name="Focus1-outline9" style:family="presentation" style:parent-style-name="Focus1-outline8">
      <style:paragraph-properties fo:margin-left="0cm" fo:margin-right="0cm" fo:margin-top="0cm" fo:margin-bottom="0.074cm" fo:text-indent="0cm"/>
      <style:text-properties fo:font-size="1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>
      <style:paragraph-properties fo:margin-left="0cm" fo:margin-right="0cm" fo:margin-top="0cm" fo:margin-bottom="0.075cm" fo:text-indent="0cm"/>
      <style:text-properties fo:font-size="9pt"/>
    </style:style>
    <style:style style:name="Focus2-outline7" style:family="presentation" style:parent-style-name="Focus2-outline6">
      <style:paragraph-properties fo:margin-left="0cm" fo:margin-right="0cm" fo:margin-top="0cm" fo:margin-bottom="0.075cm" fo:text-indent="0cm"/>
      <style:text-properties fo:font-size="9pt"/>
    </style:style>
    <style:style style:name="Focus2-outline8" style:family="presentation" style:parent-style-name="Focus2-outline7">
      <style:paragraph-properties fo:margin-left="0cm" fo:margin-right="0cm" fo:margin-top="0cm" fo:margin-bottom="0.075cm" fo:text-indent="0cm"/>
      <style:text-properties fo:font-size="9pt"/>
    </style:style>
    <style:style style:name="Focus2-outline9" style:family="presentation" style:parent-style-name="Focus2-outline8">
      <style:paragraph-properties fo:margin-left="0cm" fo:margin-right="0cm" fo:margin-top="0cm" fo:margin-bottom="0.075cm" fo:text-indent="0cm"/>
      <style:text-properties fo:font-size="9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5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5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5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5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0T13:34:01.883000000</meta:creation-date>
    <meta:editing-duration>PT18M59S</meta:editing-duration>
    <meta:editing-cycles>2</meta:editing-cycles>
    <meta:generator>LibreOffice/7.2.6.2$Windows_X86_64 LibreOffice_project/b0ec3a565991f7569a5a7f5d24fed7f52653d754</meta:generator>
    <dc:title>Focus</dc:title>
    <dc:date>2025-04-20T15:43:52.837000000</dc:date>
    <meta:document-statistic meta:object-count="104"/>
  </office:meta>
</office:document-meta>
</file>